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66fd" officeooo:paragraph-rsid="001266fd"/>
    </style:style>
    <style:style style:name="P2" style:family="paragraph" style:parent-style-name="Standard">
      <style:text-properties fo:font-size="16pt" officeooo:rsid="001266fd" officeooo:paragraph-rsid="001266fd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15: The Stone</text:p>
      <text:p text:style-name="P1"/>
      <text:p text:style-name="P1">Sign 9</text:p>
      <text:p text:style-name="P1"/>
      <text:p text:style-name="P1"/>
      <text:p text:style-name="P2">Indeed, it is We who sent down The Reminder;</text:p>
      <text:p text:style-name="P2">And indeed We, for him, are The Guardia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01:00:56.475000000</meta:creation-date>
    <dc:date>2025-04-20T01:09:42.025000000</dc:date>
    <meta:editing-duration>PT8M45S</meta:editing-duration>
    <meta:editing-cycles>1</meta:editing-cycles>
    <meta:document-statistic meta:table-count="0" meta:image-count="0" meta:object-count="0" meta:page-count="1" meta:paragraph-count="5" meta:word-count="30" meta:character-count="158" meta:non-whitespace-character-count="133"/>
    <meta:generator>LibreOffice/7.6.4.1$Windows_X86_64 LibreOffice_project/e19e193f88cd6c0525a17fb7a176ed8e6a3e2aa1</meta:generator>
  </office:meta>
</office:document-meta>
</file>